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" style:family="paragraph" style:parent-style-name="Нормальный">
      <style:paragraph-properties fo:margin-left="0in" fo:margin-right="0in" fo:line-height="150%" fo:text-align="center" style:justify-single-word="false" fo:text-indent="0in" style:auto-text-indent="false" style:writing-mode="lr-tb"/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3" style:family="paragraph" style:parent-style-name="Нормальный">
      <style:paragraph-properties fo:margin-left="0in" fo:margin-right="0in" fo:line-height="150%" fo:text-align="center" style:justify-single-word="false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4" style:family="paragraph" style:parent-style-name="Нормальный">
      <style:paragraph-properties fo:margin-left="0in" fo:margin-right="0in" fo:line-height="150%" fo:text-indent="0in" style:auto-text-indent="false" style:writing-mode="lr-tb">
        <style:tab-stops>
          <style:tab-stop style:position="4.0362in"/>
          <style:tab-stop style:position="6.8902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.1665in" fo:margin-bottom="0in" loext:contextual-spacing="false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.1665in" fo:margin-bottom="0in" loext:contextual-spacing="false" fo:text-indent="0in" style:auto-text-indent="false" style:writing-mode="lr-tb">
        <style:tab-stops>
          <style:tab-stop style:position="6.8902in" style:type="right"/>
        </style:tab-stops>
      </style:paragraph-properties>
      <style:text-properties officeooo:paragraph-rsid="00117e5d"/>
    </style:style>
    <style:style style:name="P7" style:family="paragraph" style:parent-style-name="Standard">
      <style:paragraph-properties fo:margin-left="0in" fo:margin-right="0in" fo:margin-top="0.1665in" fo:margin-bottom="0in" loext:contextual-spacing="false" fo:text-indent="0in" style:auto-text-indent="false" style:writing-mode="lr-tb">
        <style:tab-stops>
          <style:tab-stop style:position="4.5283in" style:type="center"/>
          <style:tab-stop style:position="6.8902in" style:type="right"/>
        </style:tab-stops>
      </style:paragraph-properties>
      <style:text-properties officeooo:paragraph-rsid="00117e5d"/>
    </style:style>
    <style:style style:name="P8" style:family="paragraph" style:parent-style-name="Standard">
      <style:paragraph-properties fo:margin-left="0in" fo:margin-right="0in" fo:margin-top="0.1665in" fo:margin-bottom="0in" loext:contextual-spacing="false" fo:text-indent="0in" style:auto-text-indent="false" style:writing-mode="lr-tb">
        <style:tab-stops>
          <style:tab-stop style:position="5.0209in" style:type="center"/>
          <style:tab-stop style:position="6.8902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665in" fo:margin-bottom="0in" loext:contextual-spacing="false" fo:text-indent="0in" style:auto-text-indent="false" style:writing-mode="lr-tb">
        <style:tab-stops>
          <style:tab-stop style:position="3.5437in" style:type="center"/>
          <style:tab-stop style:position="6.8902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665in" fo:margin-bottom="0in" loext:contextual-spacing="false" fo:text-indent="0in" style:auto-text-indent="false" style:writing-mode="lr-tb">
        <style:tab-stops>
          <style:tab-stop style:position="5.611in" style:type="center"/>
          <style:tab-stop style:position="6.8902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665in" fo:margin-bottom="0in" loext:contextual-spacing="false" fo:text-indent="0in" style:auto-text-indent="false" style:writing-mode="lr-tb">
        <style:tab-stops>
          <style:tab-stop style:position="3.6425in" style:type="center"/>
          <style:tab-stop style:position="6.8902in" style:type="right"/>
        </style:tab-stops>
      </style:paragraph-properties>
    </style:style>
    <style:style style:name="P12" style:family="paragraph" style:parent-style-name="Нормальный">
      <style:paragraph-properties fo:margin-left="0in" fo:margin-right="0in" fo:margin-top="0.1665in" fo:margin-bottom="0in" loext:contextual-spacing="false" fo:text-indent="0in" style:auto-text-indent="false" style:writing-mode="lr-tb">
        <style:tab-stops>
          <style:tab-stop style:position="1.9689in"/>
        </style:tab-stops>
      </style:paragraph-properties>
    </style:style>
    <style:style style:name="P13" style:family="paragraph" style:parent-style-name="Standard">
      <style:paragraph-properties fo:margin-left="0in" fo:margin-right="0in" fo:margin-top="0.1665in" fo:margin-bottom="0in" loext:contextual-spacing="false" fo:text-indent="0.3937in" style:auto-text-indent="false" style:writing-mode="lr-tb">
        <style:tab-stops>
          <style:tab-stop style:position="3.6425in" style:type="center"/>
          <style:tab-stop style:position="6.8902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665in" fo:margin-bottom="0in" loext:contextual-spacing="false" fo:text-indent="0.3937in" style:auto-text-indent="false" style:writing-mode="lr-tb">
        <style:tab-stops>
          <style:tab-stop style:position="3.6425in" style:type="center"/>
          <style:tab-stop style:position="6.8902in" style:type="right"/>
        </style:tab-stops>
      </style:paragraph-properties>
      <style:text-properties style:font-name="Times New Roman" fo:font-size="12pt" style:font-size-asian="12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0.8937in" fo:margin-right="0in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6" style:family="paragraph" style:parent-style-name="Нормальный">
      <style:paragraph-properties fo:margin-left="0in" fo:margin-right="0in" fo:line-height="150%" fo:text-indent="0in" style:auto-text-indent="false" style:writing-mode="lr-tb">
        <style:tab-stops>
          <style:tab-stop style:position="4.922in"/>
        </style:tab-stops>
      </style:paragraph-properties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 style:font-weight-complex="bold"/>
    </style:style>
    <style:style style:name="P17" style:family="paragraph" style:parent-style-name="Нормальный">
      <style:paragraph-properties fo:margin-left="0in" fo:margin-right="0in" fo:margin-top="0.1665in" fo:margin-bottom="0in" loext:contextual-spacing="false" fo:text-indent="0in" style:auto-text-indent="false" style:writing-mode="lr-tb">
        <style:tab-stops>
          <style:tab-stop style:position="1.9689in"/>
        </style:tab-stops>
      </style:paragraph-properties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auto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text-transform="uppercase" style:font-name="Times New Roman" fo:font-size="8pt" fo:language="ru" fo:country="RU" fo:font-weight="bold" style:font-size-asian="8pt" style:language-asian="ru" style:country-asian="RU" style:font-weight-asian="bold" style:font-name-complex="Times New Roman1" style:font-size-complex="8pt" style:language-complex="ar" style:country-complex="SA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6pt" fo:letter-spacing="0.0417in" fo:language="ru" fo:country="RU" fo:font-weight="bold" style:font-size-asian="16pt" style:language-asian="ru" style:country-asian="RU" style:font-weight-asian="bold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margin-top="0.1665in" fo:margin-bottom="0in" loext:contextual-spacing="false" fo:text-indent="0in" style:auto-text-indent="false" style:writing-mode="lr-tb">
        <style:tab-stops>
          <style:tab-stop style:position="3.6425in" style:type="center"/>
          <style:tab-stop style:position="6.8902in" style:type="right"/>
        </style:tab-stops>
      </style:paragraph-properties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margin-top="0.1665in" fo:margin-bottom="0in" loext:contextual-spacing="false" fo:text-indent="0in" style:auto-text-indent="false" fo:break-before="page" style:writing-mode="lr-tb">
        <style:tab-stops>
          <style:tab-stop style:position="3.6425in" style:type="center"/>
          <style:tab-stop style:position="6.8902in" style:type="right"/>
        </style:tab-stops>
      </style:paragraph-properties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5" style:family="paragraph" style:parent-style-name="Standard" style:list-style-name="L1">
      <style:paragraph-properties fo:margin-top="0.1665in" fo:margin-bottom="0in" loext:contextual-spacing="false" style:writing-mode="lr-tb">
        <style:tab-stops>
          <style:tab-stop style:position="3.6425in" style:type="center"/>
          <style:tab-stop style:position="6.8902in" style:type="right"/>
        </style:tab-stops>
      </style:paragraph-properties>
    </style:style>
    <style:style style:name="P26" style:family="paragraph" style:parent-style-name="Standard" style:list-style-name="WWNum3">
      <style:paragraph-properties fo:margin-left="0.5909in" fo:margin-right="0in" fo:margin-top="0.1665in" fo:margin-bottom="0in" loext:contextual-spacing="false" fo:text-indent="-0.1972in" style:auto-text-indent="false" style:writing-mode="lr-tb"/>
      <style:text-properties officeooo:paragraph-rsid="00117e5d"/>
    </style:style>
    <style:style style:name="T1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2" style:family="text"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fo:language="ru" fo:country="RU" officeooo:rsid="00117e5d" style:font-size-asian="12pt" style:language-asian="ru" style:country-asian="RU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2pt" style:language-complex="ar" style:country-complex="SA" style:font-style-complex="italic"/>
    </style:style>
    <style:style style:name="T6" style:family="text">
      <style:text-properties style:font-name="Times New Roman" fo:font-size="12pt" fo:language="ru" fo:country="RU" fo:font-style="italic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language-asian="ru" style:country-asian="RU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ru" fo:country="RU" style:text-underline-style="solid" style:text-underline-width="auto" style:text-underline-color="font-color" officeooo:rsid="00117e5d" style:font-size-asian="12pt" style:language-asian="ru" style:country-asian="RU" style:font-name-complex="Times New Roman1" style:font-size-complex="12pt" style:language-complex="ar" style:country-complex="SA"/>
    </style:style>
    <style:style style:name="T9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T10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 style:language-complex="ar" style:country-complex="SA" style:font-style-complex="italic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117e5d" style:font-size-asian="12pt" style:font-name-complex="Times New Roman1" style:font-size-complex="12pt" style:language-complex="ar" style:country-complex="SA" style:font-style-complex="italic"/>
    </style:style>
    <style:style style:name="T13" style:family="text">
      <style:text-properties style:font-name="Times New Roman" fo:font-size="12pt" style:font-size-asian="12pt" style:font-name-complex="Times New Roman1" style:font-size-complex="12pt" style:language-complex="ar" style:country-complex="SA" style:font-style-complex="italic"/>
    </style:style>
    <style:style style:name="T14" style:family="text">
      <style:text-properties style:use-window-font-color="true" style:font-name="Times New Roman" fo:font-size="12pt" fo:language="en" fo:country="US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5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6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117e5d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7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fo:font-weight="normal" fo:background-color="transparent" loext:char-shading-value="0" style:font-size-asian="12pt" style:language-asian="ru" style:country-asian="RU" style:font-style-asian="italic" style:font-weight-asian="normal" style:font-name-complex="Times New Roman1" style:font-size-complex="12pt" style:language-complex="ar" style:country-complex="SA" style:font-weight-complex="normal"/>
    </style:style>
    <style:style style:name="T18" style:family="text">
      <style:text-properties style:use-window-font-color="tru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19" style:family="text">
      <style:text-properties style:use-window-font-color="true" style:font-name="Times New Roman" fo:font-size="12pt" style:text-underline-style="solid" style:text-underline-width="auto" style:text-underline-color="font-color" style:font-size-asian="12pt" style:language-asian="ru" style:country-asian="RU" style:font-name-complex="Times New Roman1" style:font-size-complex="12pt" style:language-complex="ar" style:country-complex="SA" style:font-style-complex="italic"/>
    </style:style>
    <style:style style:name="T20" style:family="text">
      <style:text-properties style:use-window-font-color="true" style:font-name="Times New Roman" fo:font-size="12pt" style:text-underline-style="solid" style:text-underline-width="auto" style:text-underline-color="font-color" fo:font-weight="normal" fo:background-color="transparent" loext:char-shading-value="0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21" style:family="text">
      <style:text-properties style:use-window-font-color="true" style:font-name="Times New Roman"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2pt" style:language-complex="ar" style:country-complex="SA" style:font-weight-complex="normal"/>
    </style:style>
    <style:style style:name="T22" style:family="text">
      <style:text-properties style:use-window-font-color="true" style:font-name="Times New Roman" fo:font-size="12pt" style:text-underline-style="solid" style:text-underline-width="auto" style:text-underline-color="font-color" fo:font-weight="normal" officeooo:rsid="0013eecf" fo:background-color="transparent" loext:char-shading-value="0" style:font-size-asian="12pt" style:font-weight-asian="normal" style:font-size-complex="12pt" style:language-complex="ar" style:country-complex="SA" style:font-weight-complex="normal"/>
    </style:style>
    <style:style style:name="T23" style:family="text">
      <style:text-properties style:use-window-font-color="true" style:font-name="Times New Roman" fo:font-size="12pt" style:text-underline-style="solid" style:text-underline-width="auto" style:text-underline-color="font-color" fo:font-weight="normal" officeooo:rsid="00125ee1" fo:background-color="transparent" loext:char-shading-value="0" style:font-size-asian="12pt" style:font-weight-asian="normal" style:font-size-complex="12pt" style:language-complex="ar" style:country-complex="SA" style:font-weight-complex="normal"/>
    </style:style>
    <style:style style:name="T24" style:family="text">
      <style:text-properties style:use-window-font-color="true" style:font-name="Times New Roman" fo:font-size="12pt" style:text-underline-style="solid" style:text-underline-width="auto" style:text-underline-color="font-color" fo:font-weight="bold" fo:background-color="transparent" loext:char-shading-value="0" style:font-size-asian="12pt" style:font-weight-asian="bold" style:font-size-complex="12pt" style:language-complex="ar" style:country-complex="SA"/>
    </style:style>
    <style:style style:name="T25" style:family="text">
      <style:text-properties style:use-window-font-color="true" style:font-name="Times New Roman" fo:font-size="12pt" style:font-size-asian="12pt" style:language-asian="ru" style:country-asian="RU" style:font-name-complex="Times New Roman1" style:font-size-complex="12pt" style:language-complex="ar" style:country-complex="SA"/>
    </style:style>
    <style:style style:name="T26" style:family="text">
      <style:text-properties style:use-window-font-color="true" style:font-name="Times New Roman" fo:font-size="12pt" officeooo:rsid="00117e5d" style:font-size-asian="12pt" style:language-asian="ru" style:country-asian="RU" style:font-name-complex="Times New Roman1" style:font-size-complex="12pt" style:language-complex="ar" style:country-complex="SA"/>
    </style:style>
    <style:style style:name="T27" style:family="text">
      <style:text-properties style:use-window-font-color="true" style:font-name="Times New Roman" fo:font-size="12pt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28" style:family="text">
      <style:text-properties officeooo:rsid="00117e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оссийской Федерации</text:p>
      <text:p text:style-name="P19">федеральное государственное автономное образовательное учреждение высшего образования </text:p>
      <text:p text:style-name="P20">“САНКТ-ПЕТЕРБУРГСКИЙ НАЦИОНАЛЬНЫЙ ИССЛЕДОВАТЕЛЬСКИЙ </text:p>
      <text:p text:style-name="P20">УНИВЕРСИТЕТ ИНФОРМАЦИОННЫХ ТЕХНОЛОГИЙ, </text:p>
      <text:p text:style-name="P20">МЕХАНИКИ И ОПТИКИ”</text:p>
      <text:p text:style-name="P1"/>
      <text:p text:style-name="P3"/>
      <text:p text:style-name="P16"><text:tab/>УТВЕРЖДАЮ</text:p>
      <text:p text:style-name="P4"><text:span text:style-name="T2"><text:tab/>Зав. кафедрой </text:span><text:span text:style-name="T4">КТ</text:span><text:span text:style-name="T7"><text:tab/></text:span></text:p>
      <text:p text:style-name="P4"><text:span text:style-name="T6"><text:tab/></text:span><text:span text:style-name="T4">проф. Васильев В. Н<text:tab/></text:span></text:p>
      <text:p text:style-name="P4"><text:span text:style-name="T2"><text:tab/> </text:span><text:span text:style-name="T3">«</text:span><text:span text:style-name="T8"> <text:s text:c="4"/></text:span><text:span text:style-name="T3"><text:s/>»</text:span><text:span text:style-name="T2"><text:tab/>____________________ 201</text:span><text:span text:style-name="T3">8</text:span><text:span text:style-name="T2"> г.</text:span></text:p>
      <text:p text:style-name="P1"/>
      <text:p text:style-name="P2"/>
      <text:p text:style-name="P21">ЗАДАНИЕ</text:p>
      <text:p text:style-name="P1">НА ВЫПУСКНУЮ КВАЛИФИКАЦИОННУЮ РАБОТУ</text:p>
      <text:p text:style-name="P2"/>
      <text:p text:style-name="P6"><text:span text:style-name="T1">Студенту </text:span><text:span text:style-name="Highlight"><text:span text:style-name="T24"> </text:span></text:span><text:span text:style-name="Highlight"><text:span text:style-name="T21"><text:s/></text:span></text:span><text:span text:style-name="Highlight"><text:span text:style-name="T22">А</text:span></text:span><text:span text:style-name="Highlight"><text:span text:style-name="T21">гапов</text:span></text:span><text:span text:style-name="Highlight"><text:span text:style-name="T23">у</text:span></text:span><text:span text:style-name="Highlight"><text:span text:style-name="T21"> Георги</text:span></text:span><text:span text:style-name="Highlight"><text:span text:style-name="T23">ю</text:span></text:span><text:span text:style-name="Highlight"><text:span text:style-name="T21"> Дмитриевич</text:span></text:span><text:span text:style-name="Highlight"><text:span text:style-name="T23">у</text:span></text:span><text:span text:style-name="T17"> </text:span><text:span text:style-name="T4"><text:tab/></text:span><text:span text:style-name="T1"> Группа</text:span><text:span text:style-name="T2"> </text:span><text:span text:style-name="T14">M</text:span><text:span text:style-name="T15">423</text:span><text:span text:style-name="T16">8</text:span><text:span text:style-name="T18"> Кафедра </text:span><text:span text:style-name="Highlight"><text:span text:style-name="T19">КТ</text:span></text:span><text:span text:style-name="T18"> Факультет </text:span><text:span text:style-name="T15">ИТиП</text:span></text:p>
      <text:p text:style-name="P5"><text:span text:style-name="T1">Руководитель </text:span><text:span text:style-name="Highlight"><text:span text:style-name="T20">Чивилихин Д.С., <text:s/>к.т.н. н.с. каф. КТ</text:span></text:span><text:span text:style-name="T4"><text:tab/></text:span></text:p>
      <text:p text:style-name="P7"><text:span text:style-name="T1">1 Наименование темы:</text:span><text:span text:style-name="T2"> </text:span><text:span text:style-name="T7"><text:tab/></text:span><text:span text:style-name="T5">Разработка модели криптовалюты на основе алгоритма консен-</text:span></text:p>
      <text:p text:style-name="P7"><text:span text:style-name="T5">суса, реализующего метод доказательства доли владения</text:span><text:span text:style-name="T7"><text:tab/><text:tab/></text:span></text:p>
      <text:p text:style-name="P8"><text:span text:style-name="T1">Направление подготовки (специальность)</text:span><text:span text:style-name="T2"> </text:span><text:span text:style-name="FillIn"><text:span text:style-name="T11"><text:tab/>01.04.02 Прикладная математика и информатика<text:tab/></text:span></text:span></text:p>
      <text:p text:style-name="P9"><text:span text:style-name="T1">Квалификация </text:span><text:span text:style-name="FillIn"><text:span text:style-name="T11"><text:tab/>Магистр<text:tab/></text:span></text:span></text:p>
      <text:p text:style-name="P10"><text:span text:style-name="T1">2. Срок сдачи студентом законченной работы </text:span><text:span text:style-name="FillIn"><text:span text:style-name="T11"><text:tab/>15 мая 201</text:span></text:span><text:span text:style-name="FillIn"><text:span text:style-name="T12">8</text:span></text:span><text:span text:style-name="FillIn"><text:span text:style-name="T11"> г.<text:tab/></text:span></text:span></text:p>
      <text:p text:style-name="P23">3. Техническое задание и исходные данные к диссертации</text:p>
      <text:p text:style-name="P13"><text:span text:style-name="Highlight"><text:span text:style-name="T27">Требуется разработать формальную модель криптовалюты на основе алгоритма консенсуса, использующего метод доказательства доли владения. Показать совместимость модели с алгоритмами консенсуса, реализующими метод доказательства доли владения.</text:span></text:span></text:p>
      <text:p text:style-name="P13"><text:span text:style-name="Highlight"><text:span text:style-name="T27">Привести описание в терминах модели наиболее часто применяемых компонент блокчейн-системы: аккаунтинг, финансовые контракты, делегация доли владения, система обновления. Модель блокчейн-системы должна быть применена в реализации полнофункциональной блокчейн-системы. Модель должна быть формализована с помощью системы типов языка Haskell.</text:span></text:span></text:p>
      <text:p text:style-name="P24">4 Содержание выпускной работы (перечень подлежащих разработке вопросов)</text:p>
      <text:list xml:id="list1178107666" text:style-name="L1">
        <text:list-item>
          <text:p text:style-name="P25">Обзор предметной области блокчейн-систем, существующих спецификаций и попыток построения формальной модели блокчейн-системы.</text:p>
        </text:list-item>
        <text:list-item>
          <text:p text:style-name="P25">Предлагаемая модель блокчейн-системы.</text:p>
        </text:list-item>
        <text:list-item>
          <text:p text:style-name="P25">Предлагаемая модель блокчейн-системы <text:span text:style-name="T28">на основе алгоритма консенсуса</text:span>, использующ<text:span text:style-name="T28">его</text:span> метод доказательства доли владения.</text:p>
        </text:list-item>
        <text:list-item>
          <text:p text:style-name="P25">Предлагаемая модель криптовалюты.</text:p>
        </text:list-item>
        <text:list-item>
          <text:p text:style-name="P25">Применение модели блокчейн-системы в реализации криптовалюты, использующей метод доказательства доли владения.</text:p>
        </text:list-item>
      </text:list>
      <text:p text:style-name="P23">5 Перечень графического материала (с указанием обязательного материала)</text:p>
      <text:p text:style-name="P13"><text:span text:style-name="Highlight"><text:span text:style-name="T25">Графические материалы и чертежи работой не предусмотрены</text:span></text:span></text:p>
      <text:p text:style-name="P14"><text:span text:style-name="Highlight"/></text:p>
      <text:p text:style-name="P14"><text:span text:style-name="Highlight"/></text:p>
      <text:p text:style-name="P11"><text:span text:style-name="T1">6 Исходные материалы и пособия</text:span><text:span text:style-name="FillIn"><text:span text:style-name="T13"> </text:span></text:span></text:p>
      <text:list xml:id="list1593925234" text:style-name="WWNum3">
        <text:list-item>
          <text:p text:style-name="P26"><text:span text:style-name="Highlight"><text:span text:style-name="T25">Ouroboros: A provably secure proof-of-stake blockchain protocol / Aggelos Kiayias, Alexander Russell, Bernardo David [и др.] // Annual International Cryptology Conference / Springer. 2017. С. 357–388</text:span></text:span><text:span text:style-name="Highlight"><text:span text:style-name="T26">;</text:span></text:span></text:p>
        </text:list-item>
        <text:list-item>
          <text:p text:style-name="P26"><text:span text:style-name="Highlight"><text:span text:style-name="T25">Wood Gavin. Ethereum: A secure decentralised generalised transaction ledger. 2014. URL: </text:span></text:span><text:a xlink:type="simple" xlink:href="https://ethereum.github.io/yellowpaper/paper.pdf" text:style-name="Internet_20_link" text:visited-style-name="Visited_20_Internet_20_Link"><text:span text:style-name="Highlight">https://ethereum.github.io/yellowpaper/paper.pdf</text:span></text:a><text:span text:style-name="Highlight"><text:span text:style-name="T25">;</text:span></text:span></text:p>
        </text:list-item>
        <text:list-item>
          <text:p text:style-name="P26"><text:span text:style-name="Highlight"><text:span text:style-name="T25">Micali Silvio. Algorand: The efficient and democratic ledger // arXiv preprint arXiv:1607.01341.2016.</text:span></text:span><text:line-break/><text:line-break/></text:p>
        </text:list-item>
      </text:list>
      <text:p text:style-name="P15"/>
      <text:p text:style-name="P11"><text:span text:style-name="T1">7 Дата выдачи задания </text:span><text:span text:style-name="T2">«</text:span><text:span text:style-name="T7">21</text:span><text:span text:style-name="T2">» «</text:span><text:span text:style-name="T7">ноября</text:span><text:span text:style-name="T2">» 2017г.</text:span></text:p>
      <text:p text:style-name="P17">Руководитель ______________________________________</text:p>
      <text:p text:style-name="P17">Задание принял к исполнению________________________________</text:p>
      <text:p text:style-name="P12"><text:span text:style-name="T9">«</text:span><text:span text:style-name="T10">21</text:span><text:span text:style-name="T9">» «</text:span><text:span text:style-name="T10">ноября</text:span><text:span text:style-name="T9">» 2017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15%" fo:text-align="justify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Нормальный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line-height="115%" fo:text-align="center" style:justify-single-word="false" fo:orphans="2" fo:widows="2" fo:text-indent="0in" style:auto-text-indent="false" style:vertical-align="auto"/>
      <style:text-properties fo:font-size="11pt" fo:language="ru" fo:country="RU" fo:font-weight="bold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Ноcf0мальный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baseline" style:writing-mode="lr-tb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.0835in" fo:margin-bottom="0in" loext:contextual-spacing="false" fo:text-align="justify" style:justify-single-word="false" fo:orphans="2" fo:widows="2" fo:hyphenation-ladder-count="no-limit" fo:text-indent="0in" style:auto-text-indent="false" style:vertical-align="auto"/>
      <style:text-properties fo:font-size="12pt" fo:language="ru" fo:country="RU" style:font-size-asian="12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align="start" style:justify-single-word="false" fo:orphans="2" fo:widows="2" fo:text-indent="0in" style:auto-text-indent="false" style:vertical-align="auto"/>
      <style:text-properties style:font-name="Cambria" fo:font-family="Cambria" style:font-family-generic="roman" style:font-pitch="variable"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Шрифт_20_абзаца_20_по_20_умолчанию" style:display-name="Шрифт абзаца по умолчанию" style:family="text"/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>
      <style:text-properties fo:color="#ff0000" fo:language="ru" fo:country="RU" fo:font-style="italic" style:language-asian="en" style:country-asian="US" style:font-style-asian="italic"/>
    </style:style>
    <style:style style:name="List_20_Paragraph_20_Char" style:display-name="List Paragraph Char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4925in" fo:margin-left="0.7874in" fo:margin-right="0.5909in" style:writing-mode="lr-tb" style:layout-grid-color="#c0c0c0" style:layout-grid-lines="274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сгкий государственный институт</dc:title>
    <meta:initial-creator>Пух</meta:initial-creator>
    <meta:creation-date>2017-06-01T18:45:00</meta:creation-date>
    <dc:date>2018-05-24T11:20:18.701276048</dc:date>
    <meta:print-date>1997-11-22T13:28:00</meta:print-date>
    <meta:editing-cycles>7</meta:editing-cycles>
    <meta:editing-duration>PT10M23S</meta:editing-duration>
    <meta:generator>LibreOffice/6.0.2.1.0$Linux_X86_64 LibreOffice_project/00m0$Build-1</meta:generator>
    <meta:document-statistic meta:table-count="0" meta:image-count="0" meta:object-count="0" meta:page-count="2" meta:paragraph-count="37" meta:word-count="307" meta:character-count="2719" meta:non-whitespace-character-count="2425"/>
    <meta:user-defined meta:name="Company">Каф. ВТ</meta:user-defined>
    <meta:user-defined meta:name="Operator">Корнеев Георгий Александрович</meta:user-defined>
  </office:meta>
</office:document-meta>
</file>